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77bdf2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77bdf2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7e33e3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67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6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72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73" style:family="paragraph" style:parent-style-name="Standard">
      <style:text-properties style:font-name="Liberation Sans" officeooo:paragraph-rsid="0077bdf2"/>
    </style:style>
    <style:style style:name="P74" style:family="paragraph" style:parent-style-name="Standard">
      <style:text-properties officeooo:rsid="00c9dcbb" officeooo:paragraph-rsid="0016010c"/>
    </style:style>
    <style:style style:name="P75" style:family="paragraph" style:parent-style-name="Standard">
      <style:text-properties officeooo:paragraph-rsid="0016010c"/>
    </style:style>
    <style:style style:name="P7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7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7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79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5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86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87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88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89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3" style:family="paragraph" style:parent-style-name="Heading_20_1" style:list-style-name="">
      <style:text-properties officeooo:paragraph-rsid="004a1300"/>
    </style:style>
    <style:style style:name="P94" style:family="paragraph" style:parent-style-name="Heading_20_1">
      <style:paragraph-properties fo:break-before="page"/>
      <style:text-properties officeooo:paragraph-rsid="004a1300"/>
    </style:style>
    <style:style style:name="P95" style:family="paragraph" style:parent-style-name="Heading_20_1">
      <style:text-properties officeooo:paragraph-rsid="0021476d"/>
    </style:style>
    <style:style style:name="P96" style:family="paragraph" style:parent-style-name="Heading_20_1">
      <style:paragraph-properties fo:break-before="page"/>
      <style:text-properties style:font-name="Liberation Sans" officeooo:paragraph-rsid="0016010c"/>
    </style:style>
    <style:style style:name="P97" style:family="paragraph" style:parent-style-name="Heading_20_1">
      <style:text-properties officeooo:paragraph-rsid="0022b838"/>
    </style:style>
    <style:style style:name="P98" style:family="paragraph" style:parent-style-name="Heading_20_2">
      <style:paragraph-properties fo:break-before="page"/>
      <style:text-properties officeooo:paragraph-rsid="0046a331"/>
    </style:style>
    <style:style style:name="P99" style:family="paragraph" style:parent-style-name="Heading_20_2">
      <style:paragraph-properties fo:break-before="page"/>
      <style:text-properties officeooo:paragraph-rsid="0077bdf2"/>
    </style:style>
    <style:style style:name="P100" style:family="paragraph" style:parent-style-name="Heading_20_3">
      <style:text-properties officeooo:paragraph-rsid="004c109a"/>
    </style:style>
    <style:style style:name="P101" style:family="paragraph" style:parent-style-name="Heading_20_3">
      <style:text-properties officeooo:paragraph-rsid="0016010c"/>
    </style:style>
    <style:style style:name="P102" style:family="paragraph" style:parent-style-name="Heading_20_3">
      <style:text-properties officeooo:paragraph-rsid="0021476d"/>
    </style:style>
    <style:style style:name="P103" style:family="paragraph" style:parent-style-name="Heading_20_3">
      <style:text-properties officeooo:paragraph-rsid="00201306"/>
    </style:style>
    <style:style style:name="P104" style:family="paragraph" style:parent-style-name="Heading_20_3">
      <style:text-properties fo:language="ru" fo:country="RU" officeooo:rsid="00930ba7" officeooo:paragraph-rsid="0021476d"/>
    </style:style>
    <style:style style:name="P105" style:family="paragraph" style:parent-style-name="Heading_20_3">
      <style:text-properties fo:language="ru" fo:country="RU" officeooo:rsid="00930ba7" officeooo:paragraph-rsid="0077bdf2"/>
    </style:style>
    <style:style style:name="P106" style:family="paragraph" style:parent-style-name="Heading_20_3">
      <style:text-properties officeooo:rsid="007a5358" officeooo:paragraph-rsid="007a5358"/>
    </style:style>
    <style:style style:name="P107" style:family="paragraph" style:parent-style-name="Heading_20_3">
      <style:text-properties officeooo:paragraph-rsid="0077bdf2"/>
    </style:style>
    <style:style style:name="P108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officeooo:rsid="00bb2ad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b1adeb" style:font-weight-asian="bold" style:font-weight-complex="bold"/>
    </style:style>
    <style:style style:name="T22" style:family="text">
      <style:text-properties fo:font-weight="bold" officeooo:rsid="00beeba1" style:font-weight-asian="bold" style:font-weight-complex="bold"/>
    </style:style>
    <style:style style:name="T23" style:family="text">
      <style:text-properties fo:font-weight="bold" officeooo:rsid="00a67e6f" style:font-weight-asian="bold" style:font-weight-complex="bold"/>
    </style:style>
    <style:style style:name="T24" style:family="text">
      <style:text-properties officeooo:rsid="00bd0501"/>
    </style:style>
    <style:style style:name="T25" style:family="text">
      <style:text-properties style:use-window-font-color="true" loext:opacity="0%"/>
    </style:style>
    <style:style style:name="T26" style:family="text">
      <style:text-properties style:use-window-font-color="true" loext:opacity="0%" officeooo:rsid="00b1adeb"/>
    </style:style>
    <style:style style:name="T27" style:family="text">
      <style:text-properties style:use-window-font-color="true" loext:opacity="0%" officeooo:rsid="00c87a95"/>
    </style:style>
    <style:style style:name="T28" style:family="text">
      <style:text-properties style:use-window-font-color="true" loext:opacity="0%" officeooo:rsid="00c64160"/>
    </style:style>
    <style:style style:name="T29" style:family="text">
      <style:text-properties style:use-window-font-color="true" loext:opacity="0%" officeooo:rsid="00beeba1"/>
    </style:style>
    <style:style style:name="T30" style:family="text">
      <style:text-properties style:use-window-font-color="true" loext:opacity="0%" officeooo:rsid="001a39f4"/>
    </style:style>
    <style:style style:name="T31" style:family="text">
      <style:text-properties style:use-window-font-color="true" loext:opacity="0%" officeooo:rsid="007f3072"/>
    </style:style>
    <style:style style:name="T32" style:family="text">
      <style:text-properties officeooo:rsid="00c45f68"/>
    </style:style>
    <style:style style:name="T33" style:family="text">
      <style:text-properties officeooo:rsid="00c5a6ab"/>
    </style:style>
    <style:style style:name="T34" style:family="text">
      <style:text-properties officeooo:rsid="00c87a95"/>
    </style:style>
    <style:style style:name="T35" style:family="text">
      <style:text-properties officeooo:rsid="00d5ec29"/>
    </style:style>
    <style:style style:name="T36" style:family="text">
      <style:text-properties officeooo:rsid="00bf095a"/>
    </style:style>
    <style:style style:name="T37" style:family="text">
      <style:text-properties fo:language="ru" fo:country="RU" officeooo:rsid="00930ba7"/>
    </style:style>
    <style:style style:name="T38" style:family="text">
      <style:text-properties fo:language="ru" fo:country="RU" officeooo:rsid="00922964"/>
    </style:style>
    <style:style style:name="T39" style:family="text">
      <style:text-properties fo:language="ru" fo:country="RU" officeooo:rsid="00a67e6f"/>
    </style:style>
    <style:style style:name="T40" style:family="text">
      <style:text-properties officeooo:rsid="00aeb470"/>
    </style:style>
    <style:style style:name="T41" style:family="text">
      <style:text-properties officeooo:rsid="00b1adeb"/>
    </style:style>
    <style:style style:name="T42" style:family="text">
      <style:text-properties officeooo:rsid="00a67e6f"/>
    </style:style>
    <style:style style:name="T43" style:family="text">
      <style:text-properties officeooo:rsid="00b45ea9"/>
    </style:style>
    <style:style style:name="T44" style:family="text">
      <style:text-properties fo:color="#808000" loext:opacity="100%" fo:language="ru" fo:country="RU"/>
    </style:style>
    <style:style style:name="T45" style:family="text">
      <style:text-properties fo:color="#c0c0c0" loext:opacity="100%"/>
    </style:style>
    <style:style style:name="T46" style:family="text">
      <style:text-properties fo:color="#c0c0c0" loext:opacity="100%" fo:language="ru" fo:country="RU"/>
    </style:style>
    <style:style style:name="T47" style:family="text">
      <style:text-properties fo:color="#800080" loext:opacity="100%"/>
    </style:style>
    <style:style style:name="T48" style:family="text">
      <style:text-properties fo:color="#800080" loext:opacity="100%" fo:language="ru" fo:country="RU" fo:font-weight="bold"/>
    </style:style>
    <style:style style:name="T49" style:family="text">
      <style:text-properties fo:color="#008000" loext:opacity="100%"/>
    </style:style>
    <style:style style:name="T50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51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52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53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54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55" style:family="text">
      <style:text-properties officeooo:rsid="00416efc"/>
    </style:style>
    <style:style style:name="T56" style:family="text">
      <style:text-properties officeooo:rsid="0043757f"/>
    </style:style>
    <style:style style:name="T57" style:family="text">
      <style:text-properties style:text-position="super 58%" officeooo:rsid="0043757f"/>
    </style:style>
    <style:style style:name="T58" style:family="text">
      <style:text-properties style:text-position="super 58%" officeooo:rsid="004b5088"/>
    </style:style>
    <style:style style:name="T59" style:family="text">
      <style:text-properties officeooo:rsid="0046a331"/>
    </style:style>
    <style:style style:name="T60" style:family="text">
      <style:text-properties officeooo:rsid="0046ebde"/>
    </style:style>
    <style:style style:name="T61" style:family="text">
      <style:text-properties officeooo:rsid="00474534"/>
    </style:style>
    <style:style style:name="T62" style:family="text">
      <style:text-properties officeooo:rsid="00493f0d"/>
    </style:style>
    <style:style style:name="T63" style:family="text">
      <style:text-properties officeooo:rsid="004a1300"/>
    </style:style>
    <style:style style:name="T64" style:family="text">
      <style:text-properties officeooo:rsid="004ff8bc"/>
    </style:style>
    <style:style style:name="T65" style:family="text">
      <style:text-properties officeooo:rsid="00519d41"/>
    </style:style>
    <style:style style:name="T66" style:family="text">
      <style:text-properties officeooo:rsid="0056ad57"/>
    </style:style>
    <style:style style:name="T67" style:family="text">
      <style:text-properties officeooo:rsid="00595451"/>
    </style:style>
    <style:style style:name="T68" style:family="text">
      <style:text-properties officeooo:rsid="005bfd81"/>
    </style:style>
    <style:style style:name="T69" style:family="text">
      <style:text-properties officeooo:rsid="005e8a37"/>
    </style:style>
    <style:style style:name="T70" style:family="text">
      <style:text-properties officeooo:rsid="0060f96c"/>
    </style:style>
    <style:style style:name="T71" style:family="text">
      <style:text-properties officeooo:rsid="0062639c"/>
    </style:style>
    <style:style style:name="T72" style:family="text">
      <style:text-properties officeooo:rsid="006bfd09"/>
    </style:style>
    <style:style style:name="T73" style:family="text">
      <style:text-properties officeooo:rsid="006ddf3c"/>
    </style:style>
    <style:style style:name="T74" style:family="text">
      <style:text-properties officeooo:rsid="00735536"/>
    </style:style>
    <style:style style:name="T75" style:family="text">
      <style:text-properties officeooo:rsid="0077b35a"/>
    </style:style>
    <style:style style:name="T76" style:family="text">
      <style:text-properties officeooo:rsid="0077bdf2"/>
    </style:style>
    <style:style style:name="T77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2"><text:a xlink:type="simple" xlink:href="#__RefHeading___Toc2592_2518304145" text:style-name="Index_20_Link" text:visited-style-name="Index_20_Link">Заголовок протокола (20 байт + N байт, N максимум 2</text:a><text:a xlink:type="simple" xlink:href="#__RefHeading___Toc2592_2518304145" text:style-name="Index_20_Link" text:visited-style-name="Index_20_Link">4</text:a><text:a xlink:type="simple" xlink:href="#__RefHeading___Toc2592_2518304145" text:style-name="Index_20_Link" text:visited-style-name="Index_20_Link">8</text:a><text:a xlink:type="simple" xlink:href="#__RefHeading___Toc2592_2518304145" text:style-name="Index_20_Link" text:visited-style-name="Index_20_Link">)<text:tab/>2</text:a></text:p>
          <text:p text:style-name="P84"><text:a xlink:type="simple" xlink:href="#__RefHeading___Toc2594_2518304145" text:style-name="Index_20_Link" text:visited-style-name="Index_20_Link">Версия протокола<text:tab/>2</text:a></text:p>
          <text:p text:style-name="P84"><text:a xlink:type="simple" xlink:href="#__RefHeading___Toc2596_2518304145" text:style-name="Index_20_Link" text:visited-style-name="Index_20_Link">Тип пакета<text:tab/>2</text:a></text:p>
          <text:p text:style-name="P84"><text:a xlink:type="simple" xlink:href="#__RefHeading___Toc2598_2518304145" text:style-name="Index_20_Link" text:visited-style-name="Index_20_Link">Назначение пакета<text:tab/>3</text:a></text:p>
          <text:p text:style-name="P84"><text:a xlink:type="simple" xlink:href="#__RefHeading___Toc2600_2518304145" text:style-name="Index_20_Link" text:visited-style-name="Index_20_Link">Флаги<text:tab/>3</text:a></text:p>
          <text:p text:style-name="P84"><text:a xlink:type="simple" xlink:href="#__RefHeading___Toc2602_2518304145" text:style-name="Index_20_Link" text:visited-style-name="Index_20_Link">Размер тела пакета<text:tab/>3</text:a></text:p>
          <text:p text:style-name="P84"><text:a xlink:type="simple" xlink:href="#__RefHeading___Toc2604_2518304145" text:style-name="Index_20_Link" text:visited-style-name="Index_20_Link">Контрольная сумма заголовка<text:tab/>3</text:a></text:p>
          <text:p text:style-name="P82"><text:a xlink:type="simple" xlink:href="#__RefHeading___Toc2606_2518304145" text:style-name="Index_20_Link" text:visited-style-name="Index_20_Link">Тело протокола:<text:tab/>4</text:a></text:p>
          <text:p text:style-name="P83"><text:a xlink:type="simple" xlink:href="#__RefHeading___Toc2608_2518304145" text:style-name="Index_20_Link" text:visited-style-name="Index_20_Link">Идентификация устройства (16 + N байт, N максимум 2</text:a><text:a xlink:type="simple" xlink:href="#__RefHeading___Toc2608_2518304145" text:style-name="Index_20_Link" text:visited-style-name="Index_20_Link">40</text:a><text:a xlink:type="simple" xlink:href="#__RefHeading___Toc2608_2518304145" text:style-name="Index_20_Link" text:visited-style-name="Index_20_Link">)<text:tab/>4</text:a></text:p>
          <text:p text:style-name="P84"><text:a xlink:type="simple" xlink:href="#__RefHeading___Toc2610_2518304145" text:style-name="Index_20_Link" text:visited-style-name="Index_20_Link">ID устройства<text:tab/>4</text:a></text:p>
          <text:p text:style-name="P84"><text:a xlink:type="simple" xlink:href="#__RefHeading___Toc2612_2518304145" text:style-name="Index_20_Link" text:visited-style-name="Index_20_Link">Количество каналов<text:tab/>4</text:a></text:p>
          <text:p text:style-name="P84"><text:a xlink:type="simple" xlink:href="#__RefHeading___Toc2614_2518304145" text:style-name="Index_20_Link" text:visited-style-name="Index_20_Link">Флаги<text:tab/>5</text:a></text:p>
          <text:p text:style-name="P84"><text:a xlink:type="simple" xlink:href="#__RefHeading___Toc2616_2518304145" text:style-name="Index_20_Link" text:visited-style-name="Index_20_Link">Контрольная сумма тела пакета<text:tab/>5</text:a></text:p>
          <text:p text:style-name="P84"><text:a xlink:type="simple" xlink:href="#__RefHeading___Toc2618_2518304145" text:style-name="Index_20_Link" text:visited-style-name="Index_20_Link">Тип данных канала<text:tab/>5</text:a></text:p>
          <text:p text:style-name="P83"><text:a xlink:type="simple" xlink:href="#__RefHeading___Toc2620_2518304145" text:style-name="Index_20_Link" text:visited-style-name="Index_20_Link">Состояние устройства (15 + N байт, N максимум 2</text:a><text:a xlink:type="simple" xlink:href="#__RefHeading___Toc2620_2518304145" text:style-name="Index_20_Link" text:visited-style-name="Index_20_Link">40</text:a><text:a xlink:type="simple" xlink:href="#__RefHeading___Toc2620_2518304145" text:style-name="Index_20_Link" text:visited-style-name="Index_20_Link"> байт)<text:tab/>6</text:a></text:p>
          <text:p text:style-name="P84"><text:a xlink:type="simple" xlink:href="#__RefHeading___Toc2628_2518304145" text:style-name="Index_20_Link" text:visited-style-name="Index_20_Link">Состояние устройства<text:tab/>6</text:a></text:p>
          <text:p text:style-name="P84"><text:a xlink:type="simple" xlink:href="#__RefHeading___Toc2630_2518304145" text:style-name="Index_20_Link" text:visited-style-name="Index_20_Link">Флаги<text:tab/>6</text:a></text:p>
          <text:p text:style-name="P84"><text:a xlink:type="simple" xlink:href="#__RefHeading___Toc2616_25183041451" text:style-name="Index_20_Link" text:visited-style-name="Index_20_Link">Контрольная сумма тела пакета<text:tab/>6</text:a></text:p>
          <text:p text:style-name="P84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83"><text:a xlink:type="simple" xlink:href="#__RefHeading___Toc2622_2518304145" text:style-name="Index_20_Link" text:visited-style-name="Index_20_Link">Чтение / Запись данных (15 + N байт, N максимум 2</text:a><text:a xlink:type="simple" xlink:href="#__RefHeading___Toc2622_2518304145" text:style-name="Index_20_Link" text:visited-style-name="Index_20_Link">40</text:a><text:a xlink:type="simple" xlink:href="#__RefHeading___Toc2622_2518304145" text:style-name="Index_20_Link" text:visited-style-name="Index_20_Link">)<text:tab/>7</text:a></text:p>
          <text:p text:style-name="P84"><text:a xlink:type="simple" xlink:href="#__RefHeading___Toc2632_2518304145" text:style-name="Index_20_Link" text:visited-style-name="Index_20_Link">Номер канала<text:tab/>7</text:a></text:p>
          <text:p text:style-name="P84"><text:a xlink:type="simple" xlink:href="#__RefHeading___Toc2614_25183041451" text:style-name="Index_20_Link" text:visited-style-name="Index_20_Link">Флаги<text:tab/>7</text:a></text:p>
          <text:p text:style-name="P84"><text:a xlink:type="simple" xlink:href="#__RefHeading___Toc2616_25183041452" text:style-name="Index_20_Link" text:visited-style-name="Index_20_Link">Контрольная сумма тела пакета<text:tab/>8</text:a></text:p>
          <text:p text:style-name="P84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83"><text:a xlink:type="simple" xlink:href="#__RefHeading___Toc2622_2518304145%20%D0%9A%D0%BE%D0%BF%D0%B8%D1%8F%201" text:style-name="Index_20_Link" text:visited-style-name="Index_20_Link">Технические данные (15 + N байт, N максимум 2</text:a><text:a xlink:type="simple" xlink:href="#__RefHeading___Toc2622_2518304145%20%D0%9A%D0%BE%D0%BF%D0%B8%D1%8F%201" text:style-name="Index_20_Link" text:visited-style-name="Index_20_Link">40</text:a><text:a xlink:type="simple" xlink:href="#__RefHeading___Toc2622_2518304145%20%D0%9A%D0%BE%D0%BF%D0%B8%D1%8F%201" text:style-name="Index_20_Link" text:visited-style-name="Index_20_Link">)<text:tab/>9</text:a></text:p>
          <text:p text:style-name="P84"><text:a xlink:type="simple" xlink:href="#__RefHeading___Toc2632_2518304145%20%D0%9A%D0%BE%D0%BF%D0%B8%D1%8F%201" text:style-name="Index_20_Link" text:visited-style-name="Index_20_Link">Тип<text:tab/>9</text:a></text:p>
          <text:p text:style-name="P84"><text:a xlink:type="simple" xlink:href="#__RefHeading___Toc2614_25183041451%20%D0%9A%D0%BE%D0%BF%D0%B8%D1%8F%201" text:style-name="Index_20_Link" text:visited-style-name="Index_20_Link">Флаги<text:tab/>9</text:a></text:p>
          <text:p text:style-name="P84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84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82"><text:a xlink:type="simple" xlink:href="#__RefHeading___Toc1731_2518304145" text:style-name="Index_20_Link" text:visited-style-name="Index_20_Link">Приложение 1<text:tab/>11</text:a></text:p>
          <text:p text:style-name="P84"><text:a xlink:type="simple" xlink:href="#__RefHeading___Toc2626_2518304145" text:style-name="Index_20_Link" text:visited-style-name="Index_20_Link">Типы данных каналов<text:tab/>11</text:a></text:p>
          <text:p text:style-name="P82"><text:a xlink:type="simple" xlink:href="#__RefHeading___Toc2014_1011300270" text:style-name="Index_20_Link" text:visited-style-name="Index_20_Link">enum DATA_TYPE<text:tab/>11</text:a></text:p>
        </text:index-body>
      </text:table-of-content>
      <text:h text:style-name="P93" text:outline-level="1"/>
      <text:h text:style-name="P94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55">2</text:span><text:span text:style-name="T70">0</text:span><text:span text:style-name="T12"> байт </text:span><text:span text:style-name="T63">+ </text:span><text:span text:style-name="T19">N байт, </text:span><text:span text:style-name="T59">N </text:span><text:span text:style-name="T56">максимум 2</text:span><text:span text:style-name="T57">4</text:span><text:span text:style-name="T58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25">Назначение</text:p>
            <text:p text:style-name="P5">пакета</text:p>
          </table:table-cell>
          <table:table-cell table:style-name="Заголовок_5f_пакета.A1" office:value-type="string">
            <text:p text:style-name="P7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9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27"><text:span text:style-name="T69">8</text:span> байт</text:p>
          </table:table-cell>
          <table:table-cell table:style-name="Заголовок_5f_пакета.F2" office:value-type="string">
            <text:p text:style-name="P31"><text:span text:style-name="T70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23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61"><text:span text:style-name="T61">(</text:span>Размер тела пакета<text:span text:style-name="T62">)</text:span> <text:span text:style-name="T60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Название</text:p>
          </table:table-cell>
          <table:table-cell table:style-name="Таблица2.B1" office:value-type="string">
            <text:p text:style-name="P11">Значение</text:p>
          </table:table-cell>
        </table:table-row>
        <table:table-row>
          <table:table-cell table:style-name="Таблица2.A2" office:value-type="string">
            <text:p text:style-name="P46">Версия <text:span text:style-name="T65">N</text:span></text:p>
          </table:table-cell>
          <table:table-cell table:style-name="Таблица2.B2" office:value-type="string">
            <text:p text:style-name="P51">N</text:p>
          </table:table-cell>
        </table:table-row>
      </table:table>
      <text:h text:style-name="P100" text:outline-level="3"/>
      <text:h text:style-name="P100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9">Название</text:p>
          </table:table-cell>
          <table:table-cell table:style-name="Тип_5f_пакета.B1" office:value-type="string">
            <text:p text:style-name="P9">Значение</text:p>
          </table:table-cell>
        </table:table-row>
        <table:table-row>
          <table:table-cell table:style-name="Тип_5f_пакета.A2" office:value-type="string">
            <text:p text:style-name="P50">Отсутствует</text:p>
          </table:table-cell>
          <table:table-cell table:style-name="Тип_5f_пакета.B2" office:value-type="string">
            <text:p text:style-name="P33">0x0<text:span text:style-name="T64">0</text:span></text:p>
          </table:table-cell>
        </table:table-row>
        <table:table-row>
          <table:table-cell table:style-name="Тип_5f_пакета.A2" office:value-type="string">
            <text:p text:style-name="P33">Запрос</text:p>
          </table:table-cell>
          <table:table-cell table:style-name="Тип_5f_пакета.B2" office:value-type="string">
            <text:p text:style-name="P33">0x0<text:span text:style-name="T67">1</text:span></text:p>
          </table:table-cell>
        </table:table-row>
        <table:table-row>
          <table:table-cell table:style-name="Тип_5f_пакета.A2" office:value-type="string">
            <text:p text:style-name="P33">Ответ</text:p>
          </table:table-cell>
          <table:table-cell table:style-name="Тип_5f_пакета.B2" office:value-type="string">
            <text:p text:style-name="P33">0x0<text:span text:style-name="T67">2</text:span></text:p>
          </table:table-cell>
        </table:table-row>
      </table:table>
      <text:p text:style-name="P70"/>
      <text:h text:style-name="Heading_20_3" text:outline-level="3"><text:bookmark-start text:name="__RefHeading___Toc2598_2518304145"/><text:soft-page-break/><text:span text:style-name="T68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9">Название</text:p>
          </table:table-cell>
          <table:table-cell table:style-name="Вид_5f_пакета.A1" office:value-type="string">
            <text:p text:style-name="P9">Значение</text:p>
          </table:table-cell>
          <table:table-cell table:style-name="Вид_5f_пакета.C1" office:value-type="string">
            <text:p text:style-name="P24"><text:span text:style-name="T73">Д</text:span><text:span text:style-name="T71">олжно </text:span><text:span text:style-name="T73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50">Отсутствует</text:p>
          </table:table-cell>
          <table:table-cell table:style-name="Вид_5f_пакета.A2" office:value-type="string">
            <text:p text:style-name="P33">0x0<text:span text:style-name="T64">0</text:span></text:p>
          </table:table-cell>
          <table:table-cell table:style-name="Вид_5f_пакета.C2" office:value-type="string">
            <text:p text:style-name="P52">Нет</text:p>
          </table:table-cell>
        </table:table-row>
        <table:table-row>
          <table:table-cell table:style-name="Вид_5f_пакета.A2" office:value-type="string">
            <text:p text:style-name="P33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33">0x0<text:span text:style-name="T64">1</text:span></text:p>
          </table:table-cell>
          <table:table-cell table:style-name="Вид_5f_пакета.C2" office:value-type="string">
            <text:p text:style-name="P52">Да</text:p>
          </table:table-cell>
        </table:table-row>
        <table:table-row>
          <table:table-cell table:style-name="Вид_5f_пакета.A2" office:value-type="string">
            <text:p text:style-name="P33">Состояние устройства</text:p>
          </table:table-cell>
          <table:table-cell table:style-name="Вид_5f_пакета.A2" office:value-type="string">
            <text:p text:style-name="P33">0x0<text:span text:style-name="T64">2</text:span></text:p>
          </table:table-cell>
          <table:table-cell table:style-name="Вид_5f_пакета.C2" office:value-type="string">
            <text:p text:style-name="P52">Да</text:p>
          </table:table-cell>
        </table:table-row>
        <table:table-row>
          <table:table-cell table:style-name="Вид_5f_пакета.A2" office:value-type="string">
            <text:p text:style-name="P36">Чтение данных</text:p>
          </table:table-cell>
          <table:table-cell table:style-name="Вид_5f_пакета.A2" office:value-type="string">
            <text:p text:style-name="P33">0x0<text:span text:style-name="T64">3</text:span></text:p>
          </table:table-cell>
          <table:table-cell table:style-name="Вид_5f_пакета.C2" office:value-type="string">
            <text:p text:style-name="P52">Да</text:p>
          </table:table-cell>
        </table:table-row>
        <table:table-row>
          <table:table-cell table:style-name="Вид_5f_пакета.A2" office:value-type="string">
            <text:p text:style-name="P36">Запись данных</text:p>
          </table:table-cell>
          <table:table-cell table:style-name="Вид_5f_пакета.A2" office:value-type="string">
            <text:p text:style-name="P33">0x0<text:span text:style-name="T64">4</text:span></text:p>
          </table:table-cell>
          <table:table-cell table:style-name="Вид_5f_пакета.C2" office:value-type="string">
            <text:p text:style-name="P52">Да</text:p>
          </table:table-cell>
        </table:table-row>
        <table:table-row>
          <table:table-cell table:style-name="Вид_5f_пакета.A2" office:value-type="string">
            <text:p text:style-name="P36">Ping/Pong</text:p>
          </table:table-cell>
          <table:table-cell table:style-name="Вид_5f_пакета.A2" office:value-type="string">
            <text:p text:style-name="P33">0x0<text:span text:style-name="T64">5</text:span></text:p>
          </table:table-cell>
          <table:table-cell table:style-name="Вид_5f_пакета.C2" office:value-type="string">
            <text:p text:style-name="P52">Нет</text:p>
          </table:table-cell>
        </table:table-row>
        <table:table-row>
          <table:table-cell table:style-name="Вид_5f_пакета.A2" office:value-type="string">
            <text:p text:style-name="P53">Технические данные</text:p>
          </table:table-cell>
          <table:table-cell table:style-name="Вид_5f_пакета.A2" office:value-type="string">
            <text:p text:style-name="P53">0x0<text:span text:style-name="T75">6</text:span></text:p>
          </table:table-cell>
          <table:table-cell table:style-name="Вид_5f_пакета.C2" office:value-type="string">
            <text:p text:style-name="P54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9">Название</text:p>
          </table:table-cell>
          <table:table-cell table:style-name="Флаги.B1" office:value-type="string">
            <text:p text:style-name="P9">Значение</text:p>
          </table:table-cell>
        </table:table-row>
        <table:table-row>
          <table:table-cell table:style-name="Флаги.A2" office:value-type="string">
            <text:p text:style-name="P63">Отсутствуют</text:p>
          </table:table-cell>
          <table:table-cell table:style-name="Флаги.B2" office:value-type="string">
            <text:p text:style-name="P63">0x00</text:p>
          </table:table-cell>
        </table:table-row>
        <table:table-row>
          <table:table-cell table:style-name="Флаги.A2" office:value-type="string">
            <text:p text:style-name="P47">Ошибка</text:p>
          </table:table-cell>
          <table:table-cell table:style-name="Флаги.B2" office:value-type="string">
            <text:p text:style-name="P47">0x<text:span text:style-name="T64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75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h text:style-name="P95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19">(</text:span><text:span text:style-name="T70">16</text:span><text:span text:style-name="T19"> + N байт, </text:span><text:span text:style-name="T59">N </text:span><text:span text:style-name="T56">максимум 2</text:span><text:span text:style-name="T57">40</text:span><text:span text:style-name="T19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3">ID </text:p>
            <text:p text:style-name="P13">устройства</text:p>
          </table:table-cell>
          <table:table-cell table:style-name="Идентификация_5f_устройства.A1" office:value-type="string">
            <text:p text:style-name="P14">Длина имени </text:p>
            <text:p text:style-name="P14">устройства</text:p>
          </table:table-cell>
          <table:table-cell table:style-name="Идентификация_5f_устройства.A1" office:value-type="string">
            <text:p text:style-name="P27"><text:span text:style-name="T21">Длина </text:span><text:span text:style-name="T22">описания</text:span></text:p>
            <text:p text:style-name="P14">устройства</text:p>
          </table:table-cell>
          <table:table-cell table:style-name="Идентификация_5f_устройства.A1" table:number-columns-spanned="2" office:value-type="string">
            <text:p text:style-name="P16">Количество </text:p>
            <text:p text:style-name="P16">каналов записи</text:p>
          </table:table-cell>
          <table:covered-table-cell/>
          <table:table-cell table:style-name="Идентификация_5f_устройства.A1" office:value-type="string">
            <text:p text:style-name="P16">Количество </text:p>
            <text:p text:style-name="P16">каналов <text:span text:style-name="T24">чтения</text:span></text:p>
          </table:table-cell>
          <table:table-cell table:style-name="Идентификация_5f_устройства.A1" office:value-type="string">
            <text:p text:style-name="P17">Флаги</text:p>
          </table:table-cell>
          <table:table-cell table:style-name="Идентификация_5f_устройства.H1" office:value-type="string">
            <text:p text:style-name="P18"/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37">2 байта</text:p>
          </table:table-cell>
          <table:table-cell table:style-name="Идентификация_5f_устройства.B2" office:value-type="string">
            <text:p text:style-name="P27"><text:span text:style-name="T24">1</text:span> байт</text:p>
          </table:table-cell>
          <table:table-cell table:style-name="Идентификация_5f_устройства.C2" office:value-type="string">
            <text:p text:style-name="P38">2 байта</text:p>
          </table:table-cell>
          <table:table-cell table:style-name="Идентификация_5f_устройства.D2" table:number-columns-spanned="2" office:value-type="string">
            <text:p text:style-name="P27">1 байт</text:p>
          </table:table-cell>
          <table:covered-table-cell/>
          <table:table-cell table:style-name="Идентификация_5f_устройства.F2" office:value-type="string">
            <text:p text:style-name="P29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39">1 байт</text:p>
          </table:table-cell>
          <table:table-cell table:style-name="Идентификация_5f_устройства.H2" office:value-type="string">
            <text:p text:style-name="P31"><text:span text:style-name="T70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79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0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8"><text:span text:style-name="T28">(</text:span><text:span text:style-name="T26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8"><text:span text:style-name="T28">(</text:span><text:span text:style-name="T26">Длина </text:span><text:span text:style-name="T29">описания </text:span><text:span text:style-name="T26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1">Тип данных <text:span text:style-name="T32">к</text:span>анал<text:span text:style-name="T33">а</text:span> <text:span text:style-name="T32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1">Тип данных <text:span text:style-name="T32">к</text:span>анал<text:span text:style-name="T33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9"><text:span text:style-name="T34">(</text:span>Количество <text:span text:style-name="T25">каналов записи</text:span><text:span text:style-name="T27">)</text:span><text:span text:style-name="T30"> б</text:span><text:span text:style-name="T31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9"><text:span text:style-name="T34">(</text:span>Количество <text:span text:style-name="T25">каналов </text:span><text:span text:style-name="T27">чтения)</text:span><text:span text:style-name="T30"> б</text:span><text:span text:style-name="T31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2"><text:span text:style-name="T35">Список описания устройств по их ID, с</text:span><text:span text:style-name="T36">мотри </text:span><text:span text:style-name="T35">в </text:span><text:span text:style-name="T36">Приложени</text:span><text:span text:style-name="T35">и</text:span><text:span text:style-name="T36"> 1.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9">Название</text:p>
          </table:table-cell>
          <table:table-cell table:style-name="Таблица27.B1" office:value-type="string">
            <text:p text:style-name="P9">Значение</text:p>
          </table:table-cell>
        </table:table-row>
        <table:table-row>
          <table:table-cell table:style-name="Таблица27.A2" office:value-type="string">
            <text:p text:style-name="P63">Отсутствуют</text:p>
          </table:table-cell>
          <table:table-cell table:style-name="Таблица27.B2" office:value-type="string">
            <text:p text:style-name="P63">0x00</text:p>
          </table:table-cell>
        </table:table-row>
        <table:table-row>
          <table:table-cell table:style-name="Таблица27.A2" office:value-type="string">
            <text:p text:style-name="P48">Ошибка</text:p>
          </table:table-cell>
          <table:table-cell table:style-name="Таблица27.B2" office:value-type="string">
            <text:p text:style-name="P47">0x<text:span text:style-name="T64">FF</text:span></text:p>
          </table:table-cell>
        </table:table-row>
      </table:table>
      <text:h text:style-name="P101" text:outline-level="3"/>
      <text:h text:style-name="Heading_20_3" text:outline-level="3"><text:bookmark-start text:name="__RefHeading___Toc2616_2518304145"/><text:span text:style-name="T37">Контрольная сумма</text:span><text:span text:style-name="T38"> </text:span><text:span text:style-name="T39">тела пакета</text:span><text:bookmark-end text:name="__RefHeading___Toc2616_2518304145"/></text:h>
      <text:p text:style-name="P67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 </text:span><text:span text:style-name="T7">+ </text:span><text:span text:style-name="T5">Размер пакета данных</text:span></text:p>
      <text:p text:style-name="P66"/>
      <text:h text:style-name="Heading_20_3" text:outline-level="3"><text:bookmark-start text:name="__RefHeading___Toc2618_2518304145"/>Тип данных <text:span text:style-name="T32">к</text:span>анал<text:span text:style-name="T33">а</text:span><text:bookmark-end text:name="__RefHeading___Toc2618_2518304145"/></text:h>
      <text:p text:style-name="P74">Типы данных канала описываются размером в один байт. Описание типов каналов смотри в Приложении 2</text:p>
      <text:h text:style-name="P98" text:outline-level="2"><text:bookmark-start text:name="__RefHeading___Toc2620_2518304145"/>Состояние устройства <text:span text:style-name="T19">(</text:span><text:span text:style-name="T70">15</text:span><text:span text:style-name="T19"> + </text:span><text:span text:style-name="T59">N байт</text:span><text:span text:style-name="T19">, </text:span><text:span text:style-name="T59">N </text:span><text:span text:style-name="T56">максимум 2</text:span><text:span text:style-name="T57">40</text:span><text:span text:style-name="T19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4">Длина имени устройства</text:p>
          </table:table-cell>
          <table:table-cell table:style-name="Состояние_5f_устройства.A1" office:value-type="string">
            <text:p text:style-name="P13">Состояние устройства</text:p>
          </table:table-cell>
          <table:table-cell table:style-name="Состояние_5f_устройства.A1" table:number-columns-spanned="2" office:value-type="string">
            <text:p text:style-name="P7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8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>
          <table:table-cell table:style-name="Состояние_5f_устройства.A2" office:value-type="string">
            <text:p text:style-name="P40">1 байт</text:p>
          </table:table-cell>
          <table:table-cell table:style-name="Состояние_5f_устройства.B2" office:value-type="string">
            <text:p text:style-name="P27">1 байт</text:p>
          </table:table-cell>
          <table:table-cell table:style-name="Состояние_5f_устройства.C2" table:number-columns-spanned="2" office:value-type="string">
            <text:p text:style-name="P29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27"><text:span text:style-name="T40">4</text:span> байта</text:p>
          </table:table-cell>
          <table:table-cell table:style-name="Состояние_5f_устройства.F2" office:value-type="string">
            <text:p text:style-name="P31"><text:span text:style-name="T70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0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62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60"><text:span text:style-name="T41">(</text:span>Размер <text:span text:style-name="T42">пакета данных</text:span><text:span text:style-name="T41">)</text:span><text:span text:style-name="T42"> </text:span><text:span text:style-name="T41">байт</text:span></text:p>
          </table:table-cell>
          <table:covered-table-cell/>
          <table:covered-table-cell/>
        </table:table-row>
      </table:table>
      <text:p text:style-name="P72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9">Название</text:p>
          </table:table-cell>
          <table:table-cell table:style-name="Таблица32.B1" office:value-type="string">
            <text:p text:style-name="P9">Значение</text:p>
          </table:table-cell>
        </table:table-row>
        <table:table-row>
          <table:table-cell table:style-name="Таблица32.A2" office:value-type="string">
            <text:p text:style-name="P43">Не доступно</text:p>
          </table:table-cell>
          <table:table-cell table:style-name="Таблица32.B2" office:value-type="string">
            <text:p text:style-name="P33">0x00</text:p>
          </table:table-cell>
        </table:table-row>
        <table:table-row>
          <table:table-cell table:style-name="Таблица32.A2" office:value-type="string">
            <text:p text:style-name="P43">Доступно</text:p>
          </table:table-cell>
          <table:table-cell table:style-name="Таблица32.B2" office:value-type="string">
            <text:p text:style-name="P33">0x01</text:p>
          </table:table-cell>
        </table:table-row>
      </table:table>
      <text:p text:style-name="P69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9">Название</text:p>
          </table:table-cell>
          <table:table-cell table:style-name="Таблица33.B1" office:value-type="string">
            <text:p text:style-name="P9">Значение</text:p>
          </table:table-cell>
        </table:table-row>
        <table:table-row>
          <table:table-cell table:style-name="Таблица33.A2" office:value-type="string">
            <text:p text:style-name="P63">Отсутствуют</text:p>
          </table:table-cell>
          <table:table-cell table:style-name="Таблица33.B2" office:value-type="string">
            <text:p text:style-name="P63">0x00</text:p>
          </table:table-cell>
        </table:table-row>
        <table:table-row>
          <table:table-cell table:style-name="Таблица33.A2" office:value-type="string">
            <text:p text:style-name="P48">Ошибка</text:p>
          </table:table-cell>
          <table:table-cell table:style-name="Таблица33.B2" office:value-type="string">
            <text:p text:style-name="P47">0x<text:span text:style-name="T64">FF</text:span></text:p>
          </table:table-cell>
        </table:table-row>
      </table:table>
      <text:h text:style-name="P102" text:outline-level="3"><text:bookmark-start text:name="__RefHeading___Toc2616_25183041451"/><text:span text:style-name="T37">Контрольная сумма</text:span><text:span text:style-name="T38"> </text:span><text:span text:style-name="T39">тела пакета</text:span><text:bookmark-end text:name="__RefHeading___Toc2616_25183041451"/></text:h>
      <text:h text:style-name="P86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98" text:outline-level="2"><text:bookmark-start text:name="__RefHeading___Toc2622_2518304145"/>Чтение / Запись данных <text:span text:style-name="T19">(</text:span><text:span text:style-name="T70">15</text:span><text:span text:style-name="T19"> + N байт, </text:span><text:span text:style-name="T59">N </text:span><text:span text:style-name="T56">максимум 2</text:span><text:span text:style-name="T57">40</text:span><text:span text:style-name="T19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4">Длина имени устройства</text:p>
          </table:table-cell>
          <table:table-cell table:style-name="Чтение_2f_Запись_5f_данных.A1" office:value-type="string">
            <text:p text:style-name="P20">Номер </text:p>
            <text:p text:style-name="P20">канала</text:p>
          </table:table-cell>
          <table:table-cell table:style-name="Чтение_2f_Запись_5f_данных.A1" table:number-columns-spanned="2" office:value-type="string">
            <text:p text:style-name="P7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8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>
          <table:table-cell table:style-name="Чтение_2f_Запись_5f_данных.A2" office:value-type="string">
            <text:p text:style-name="P40">1 байт</text:p>
          </table:table-cell>
          <table:table-cell table:style-name="Чтение_2f_Запись_5f_данных.A2" office:value-type="string">
            <text:p text:style-name="P27">1 байт</text:p>
          </table:table-cell>
          <table:table-cell table:style-name="Чтение_2f_Запись_5f_данных.A2" table:number-columns-spanned="2" office:value-type="string">
            <text:p text:style-name="P29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27"><text:span text:style-name="T40">4</text:span> байта</text:p>
          </table:table-cell>
          <table:table-cell table:style-name="Чтение_2f_Запись_5f_данных.F2" office:value-type="string">
            <text:p text:style-name="P31"><text:span text:style-name="T70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20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42"><text:span text:style-name="T21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41">(</text:span>Размер <text:span text:style-name="T42">пакета данных</text:span><text:span text:style-name="T41">)</text:span><text:span text:style-name="T42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1">Название</text:p>
          </table:table-cell>
          <table:table-cell table:style-name="Таблица25.B1" office:value-type="string">
            <text:p text:style-name="P9">Значение</text:p>
          </table:table-cell>
        </table:table-row>
        <table:table-row>
          <table:table-cell table:style-name="Таблица25.A2" office:value-type="string">
            <text:p text:style-name="P44">0 - 25<text:span text:style-name="T72">5</text:span></text:p>
          </table:table-cell>
          <table:table-cell table:style-name="Таблица25.B2" office:value-type="string">
            <text:p text:style-name="P33">0x00 - <text:span text:style-name="T43">0xF</text:span><text:span text:style-name="T72">F</text:span></text:p>
          </table:table-cell>
        </table:table-row>
      </table:table>
      <text:p text:style-name="P70"/>
      <text:h text:style-name="P103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Название</text:p>
          </table:table-cell>
          <table:table-cell table:style-name="Таблица1.B1" office:value-type="string">
            <text:p text:style-name="P10">Значение</text:p>
          </table:table-cell>
        </table:table-row>
        <table:table-row>
          <table:table-cell table:style-name="Таблица1.A2" office:value-type="string">
            <text:p text:style-name="P63">Отсутствуют</text:p>
          </table:table-cell>
          <table:table-cell table:style-name="Таблица1.B2" office:value-type="string">
            <text:p text:style-name="P63">0x00</text:p>
          </table:table-cell>
        </table:table-row>
        <table:table-row>
          <table:table-cell table:style-name="Таблица1.A2" office:value-type="string">
            <text:p text:style-name="P65">Игнорировать номер канала <text:span text:style-name="T74">(все каналы)</text:span></text:p>
          </table:table-cell>
          <table:table-cell table:style-name="Таблица1.B2" office:value-type="string">
            <text:p text:style-name="P65">0x01</text:p>
          </table:table-cell>
        </table:table-row>
        <table:table-row>
          <table:table-cell table:style-name="Таблица1.A2" office:value-type="string">
            <text:p text:style-name="P48">Ошибка</text:p>
          </table:table-cell>
          <table:table-cell table:style-name="Таблица1.B2" office:value-type="string">
            <text:p text:style-name="P34">0x<text:span text:style-name="T66">FF</text:span></text:p>
          </table:table-cell>
        </table:table-row>
      </table:table>
      <text:h text:style-name="P104" text:outline-level="3"><text:soft-page-break/></text:h>
      <text:h text:style-name="P102" text:outline-level="3"><text:bookmark-start text:name="__RefHeading___Toc2616_25183041452"/><text:span text:style-name="T37">Контрольная сумма</text:span><text:span text:style-name="T38"> </text:span><text:span text:style-name="T39">тела пакета</text:span><text:bookmark-end text:name="__RefHeading___Toc2616_25183041452"/></text:h>
      <text:h text:style-name="P87" text:outline-level="3"><text:bookmark-start text:name="__RefHeading___Toc1836_2934939982"/><text:span text:style-name="T50">Формула расчета = Длина имени устройства </text:span><text:span text:style-name="T51">+ </text:span><text:span text:style-name="T53">Номер канала</text:span><text:span text:style-name="T50"> </text:span><text:span text:style-name="T51">+ </text:span><text:span text:style-name="T50">Флаги </text:span><text:span text:style-name="T52">+ </text:span><text:span text:style-name="T50">Размер пакета данных</text:span><text:bookmark-end text:name="__RefHeading___Toc1836_2934939982"/></text:h>
      <text:h text:style-name="P99" text:outline-level="2"><text:bookmark-start text:name="__RefHeading___Toc2622_2518304145 Копия 1"/><text:span text:style-name="T76">Технические</text:span> данны<text:span text:style-name="T76">е</text:span> <text:span text:style-name="T19">(</text:span><text:span text:style-name="T70">15</text:span><text:span text:style-name="T19"> + N байт, </text:span><text:span text:style-name="T59">N </text:span><text:span text:style-name="T56">максимум 2</text:span><text:span text:style-name="T57">40</text:span><text:span text:style-name="T19">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6">Тип</text:p>
          </table:table-cell>
          <table:table-cell table:style-name="Таблица3.A1" office:value-type="string">
            <text:p text:style-name="P85">Резерв</text:p>
          </table:table-cell>
          <table:table-cell table:style-name="Таблица3.A1" office:value-type="string">
            <text:p text:style-name="P8">Флаги</text:p>
          </table:table-cell>
          <table:table-cell table:style-name="Таблица3.D1" office:value-type="string">
            <text:p text:style-name="P6">Размер </text:p>
            <text:p text:style-name="P19">пакета данных</text:p>
          </table:table-cell>
          <table:table-cell table:style-name="Таблица3.E1" office:value-type="string">
            <text:p text:style-name="P6"><text:span text:style-name="T13">Контрольная сумма</text:span> </text:p>
            <text:p text:style-name="P19">тела пакета</text:p>
          </table:table-cell>
        </table:table-row>
        <table:table-row>
          <table:table-cell table:style-name="Таблица3.A2" office:value-type="string">
            <text:p text:style-name="P41">1 байт</text:p>
          </table:table-cell>
          <table:table-cell table:style-name="Таблица3.B2" office:value-type="string">
            <text:p text:style-name="P55">1 байт</text:p>
          </table:table-cell>
          <table:table-cell table:style-name="Таблица3.C2" office:value-type="string">
            <text:p text:style-name="P30"><text:span text:style-name="T14">1</text:span> байт<text:span text:style-name="T13">а</text:span></text:p>
          </table:table-cell>
          <table:table-cell table:style-name="Таблица3.D2" office:value-type="string">
            <text:p text:style-name="P28"><text:span text:style-name="T40">4</text:span> байта</text:p>
          </table:table-cell>
          <table:table-cell table:style-name="Таблица3.E2" office:value-type="string">
            <text:p text:style-name="P32"><text:span text:style-name="T70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5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28"><text:span text:style-name="T21">(</text:span><text:span text:style-name="T20">Размер </text:span><text:span text:style-name="T23">пакета данных</text:span><text:span text:style-name="T21">)</text:span><text:span text:style-name="T23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3"/>
      <text:h text:style-name="P106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2">Название</text:p>
          </table:table-cell>
          <table:table-cell table:style-name="Таблица4.B1" office:value-type="string">
            <text:p text:style-name="P12">Значение</text:p>
          </table:table-cell>
        </table:table-row>
        <table:table-row>
          <table:table-cell table:style-name="Таблица4.A2" office:value-type="string">
            <text:p text:style-name="P45"/>
          </table:table-cell>
          <table:table-cell table:style-name="Таблица4.B2" office:value-type="string">
            <text:p text:style-name="P35">0x00</text:p>
          </table:table-cell>
        </table:table-row>
        <table:table-row>
          <table:table-cell table:style-name="Таблица4.A2" office:value-type="string">
            <text:p text:style-name="P57">Передача структуры <text:span text:style-name="T20">Событие — Действие </text:span><text:span text:style-name="T2">(json)</text:span></text:p>
          </table:table-cell>
          <table:table-cell table:style-name="Таблица4.B2" office:value-type="string">
            <text:p text:style-name="P56">0x01</text:p>
          </table:table-cell>
        </table:table-row>
      </table:table>
      <text:p text:style-name="P71"/>
      <text:h text:style-name="P107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2">Название</text:p>
          </table:table-cell>
          <table:table-cell table:style-name="Таблица5.B1" office:value-type="string">
            <text:p text:style-name="P12">Значение</text:p>
          </table:table-cell>
        </table:table-row>
        <table:table-row>
          <table:table-cell table:style-name="Таблица5.A2" office:value-type="string">
            <text:p text:style-name="P64">Отсутствуют</text:p>
          </table:table-cell>
          <table:table-cell table:style-name="Таблица5.B2" office:value-type="string">
            <text:p text:style-name="P64">0x00</text:p>
          </table:table-cell>
        </table:table-row>
        <table:table-row>
          <table:table-cell table:style-name="Таблица5.A2" office:value-type="string">
            <text:p text:style-name="P49">Ошибка</text:p>
          </table:table-cell>
          <table:table-cell table:style-name="Таблица5.B2" office:value-type="string">
            <text:p text:style-name="P35">0x<text:span text:style-name="T66">FF</text:span></text:p>
          </table:table-cell>
        </table:table-row>
      </table:table>
      <text:h text:style-name="P105" text:outline-level="3"><text:soft-page-break/></text:h>
      <text:h text:style-name="P107" text:outline-level="3"><text:bookmark-start text:name="__RefHeading___Toc2616_25183041452 Копия 1"/><text:span text:style-name="T37">Контрольная сумма</text:span><text:span text:style-name="T38"> </text:span><text:span text:style-name="T39">тела пакета</text:span><text:bookmark-end text:name="__RefHeading___Toc2616_25183041452 Копия 1"/></text:h>
      <text:h text:style-name="P88" text:outline-level="3"><text:bookmark-start text:name="__RefHeading___Toc1836_2934939982 Копия 1"/><text:span text:style-name="T50">Формула расчета = </text:span><text:span text:style-name="T54">Тип</text:span><text:span text:style-name="T50"> </text:span><text:span text:style-name="T51">+ </text:span><text:span text:style-name="T77">Резерв</text:span><text:span text:style-name="T50"> </text:span><text:span text:style-name="T51">+ </text:span><text:span text:style-name="T50">Флаги </text:span><text:span text:style-name="T52">+ </text:span><text:span text:style-name="T50">Размер пакета данных</text:span><text:bookmark-end text:name="__RefHeading___Toc1836_2934939982 Копия 1"/></text:h>
      <text:h text:style-name="P96" text:outline-level="1"><text:bookmark-start text:name="__RefHeading___Toc1731_2518304145"/>Приложение 1<text:bookmark-end text:name="__RefHeading___Toc1731_2518304145"/></text:h>
      <text:h text:style-name="P108" text:outline-level="3"><text:bookmark-start text:name="__RefHeading___Toc2626_2518304145"/>Типы данных каналов<text:bookmark-end text:name="__RefHeading___Toc2626_2518304145"/></text:h>
      <text:h text:style-name="P97" text:outline-level="1"><text:bookmark-start text:name="__RefHeading___Toc2014_1011300270"/><text:span text:style-name="T44">enum</text:span><text:span text:style-name="T46"> </text:span><text:span text:style-name="T48">DATA_TYPE</text:span><text:bookmark-end text:name="__RefHeading___Toc2014_1011300270"/></text:h>
      <text:p text:style-name="P77">{</text:p>
      <text:p text:style-name="P77"><text:span text:style-name="T45"><text:s text:c="4"/></text:span><text:span text:style-name="T47">INT_8</text:span>,</text:p>
      <text:p text:style-name="P77"><text:span text:style-name="T45"><text:s text:c="4"/></text:span><text:span text:style-name="T47">INT_16</text:span>,</text:p>
      <text:p text:style-name="P77"><text:span text:style-name="T45"><text:s text:c="4"/></text:span><text:span text:style-name="T47">INT_32</text:span>,</text:p>
      <text:p text:style-name="P78"><text:span text:style-name="T45"><text:s text:c="4"/></text:span><text:span text:style-name="T47">INT_64</text:span>,</text:p>
      <text:p text:style-name="P77"><text:span text:style-name="T45"><text:s text:c="4"/></text:span><text:span text:style-name="T47">FLOAT_32</text:span>,</text:p>
      <text:p text:style-name="P78"><text:span text:style-name="T45"><text:s text:c="4"/></text:span><text:span text:style-name="T47">DOUBLE_64</text:span>,<text:span text:style-name="T45"> </text:span><text:span text:style-name="T49">//</text:span><text:span text:style-name="T45"> </text:span><text:span text:style-name="T49">на</text:span><text:span text:style-name="T45"> </text:span><text:span text:style-name="T49">МК</text:span><text:span text:style-name="T45"> </text:span><text:span text:style-name="T49">double</text:span><text:span text:style-name="T45"> </text:span><text:span text:style-name="T49">32-битный</text:span><text:span text:style-name="T45"> </text:span><text:span text:style-name="T49">может</text:span><text:span text:style-name="T45"> </text:span><text:span text:style-name="T49">быть</text:span></text:p>
      <text:p text:style-name="P77"><text:span text:style-name="T45"><text:s text:c="4"/></text:span><text:span text:style-name="T47">BOOL</text:span>,</text:p>
      <text:p text:style-name="P78"><text:span text:style-name="T45"><text:s text:c="4"/></text:span><text:span text:style-name="T47">STRING</text:span>,</text:p>
      <text:p text:style-name="P77"><text:span text:style-name="T45"><text:s text:c="4"/></text:span><text:span text:style-name="T47">RAW</text:span>,</text:p>
      <text:p text:style-name="P77"><text:span text:style-name="T45"><text:s text:c="4"/></text:span><text:span text:style-name="T47">NONE</text:span></text:p>
      <text:p text:style-name="P76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7-01T14:40:30.415618008</dc:date>
    <meta:editing-duration>PT22H1M49S</meta:editing-duration>
    <meta:editing-cycles>100</meta:editing-cycles>
    <meta:generator>LibreOffice/7.3.7.2$Linux_X86_64 LibreOffice_project/30$Build-2</meta:generator>
    <meta:document-statistic meta:table-count="16" meta:image-count="0" meta:object-count="0" meta:page-count="11" meta:paragraph-count="264" meta:word-count="733" meta:character-count="4353" meta:non-whitespace-character-count="3824"/>
  </office:meta>
</office:document-meta>
</file>